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 style:font-adornments="Обычный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Таблица1" style:family="table">
      <style:table-properties style:width="3.1889in" table:align="right" style:writing-mode="lr-tb"/>
    </style:style>
    <style:style style:name="Таблица1.A" style:family="table-column">
      <style:table-column-properties style:column-width="1.4583in"/>
    </style:style>
    <style:style style:name="Таблица1.B" style:family="table-column">
      <style:table-column-properties style:column-width="1.7306in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B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.4" style:family="table-row">
      <style:table-row-properties style:min-row-height="0.3847in"/>
    </style:style>
    <style:style style:name="Таблица1.5" style:family="table-row">
      <style:table-row-properties style:min-row-height="0.5in"/>
    </style:style>
    <style:style style:name="Таблица1.6" style:family="table-row">
      <style:table-row-properties style:min-row-height="0.559in"/>
    </style:style>
    <style:style style:name="P1" style:family="paragraph" style:parent-style-name="Standard">
      <style:paragraph-properties fo:margin-left="0in" fo:margin-right="0in" fo:margin-top="0in" fo:margin-bottom="0.0835in" loext:contextual-spacing="false" fo:line-height="100%" fo:text-align="center" style:justify-single-word="false" fo:text-indent="0.2917in" style:auto-text-indent="false"/>
      <style:text-properties style:font-name="Times New Roman" fo:font-size="12pt" officeooo:paragraph-rsid="001558ee" style:font-name-asian="Times New Roman1" style:font-size-asian="12pt" style:language-asian="ru" style:country-asian="RU" style:font-name-complex="Times New Roman1" style:font-size-complex="12pt"/>
    </style:style>
    <style:style style:name="P2" style:family="paragraph" style:parent-style-name="Standard">
      <style:paragraph-properties fo:margin-left="0in" fo:margin-right="0in" fo:margin-top="0in" fo:margin-bottom="0.0835in" loext:contextual-spacing="false" fo:line-height="100%" fo:text-align="center" style:justify-single-word="false" fo:text-indent="0.2917in" style:auto-text-indent="false"/>
      <style:text-properties style:font-name="Times New Roman" officeooo:paragraph-rsid="001558ee"/>
    </style:style>
    <style:style style:name="P3" style:family="paragraph" style:parent-style-name="Standard">
      <style:paragraph-properties fo:margin-left="0in" fo:margin-right="0in" fo:margin-top="0in" fo:margin-bottom="0.0835in" loext:contextual-spacing="false" fo:line-height="100%" fo:text-align="center" style:justify-single-word="false" fo:text-indent="0.2917in" style:auto-text-indent="false"/>
      <style:text-properties fo:color="#000000" style:font-name="Times New Roman" fo:font-size="14pt" officeooo:paragraph-rsid="001558ee" fo:background-color="#ffffff" style:font-name-asian="Times New Roman1" style:font-size-asian="14pt" style:language-asian="ru" style:country-asian="RU" style:font-name-complex="Times New Roman1" style:font-size-complex="14pt"/>
    </style:style>
    <style:style style:name="P4" style:family="paragraph" style:parent-style-name="Standard">
      <style:paragraph-properties fo:margin-left="0in" fo:margin-right="0in" fo:margin-top="0in" fo:margin-bottom="0.0835in" loext:contextual-spacing="false" fo:line-height="100%" fo:text-align="center" style:justify-single-word="false" fo:text-indent="0.2917in" style:auto-text-indent="false"/>
      <style:text-properties fo:color="#000000" style:font-name="Times New Roman" fo:font-size="18pt" fo:font-weight="bold" officeooo:paragraph-rsid="001558ee" fo:background-color="#ffffff" style:font-name-asian="Times New Roman1" style:font-size-asian="18pt" style:language-asian="ru" style:country-asian="RU" style:font-weight-asian="bold" style:font-name-complex="Times New Roman1" style:font-size-complex="18pt" style:font-weight-complex="bold"/>
    </style:style>
    <style:style style:name="P5" style:family="paragraph" style:parent-style-name="Standard">
      <style:paragraph-properties fo:margin-left="0in" fo:margin-right="0in" fo:margin-top="0in" fo:margin-bottom="0.0835in" loext:contextual-spacing="false" fo:line-height="100%" fo:text-align="center" style:justify-single-word="false" fo:text-indent="0.2917in" style:auto-text-indent="false"/>
      <style:text-properties fo:color="#000000" style:font-name="Times New Roman" fo:font-size="18pt" fo:font-weight="bold" officeooo:rsid="001f46b4" officeooo:paragraph-rsid="001558ee" fo:background-color="#ffffff" style:font-name-asian="Times New Roman1" style:font-size-asian="18pt" style:language-asian="ru" style:country-asian="RU" style:font-weight-asian="bold" style:font-name-complex="Times New Roman1" style:font-size-complex="18pt" style:font-weight-complex="bold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officeooo:paragraph-rsid="001558ee" style:font-name-asian="Times New Roman1" style:font-size-asian="12pt" style:language-asian="ru" style:country-asian="RU" style:font-name-complex="Times New Roman1" style:font-size-complex="12pt"/>
    </style:style>
    <style:style style:name="P7" style:family="paragraph" style:parent-style-name="Standard">
      <loext:graphic-properties draw:fill="solid" draw:fill-color="#fefefe"/>
      <style:paragraph-properties fo:margin-top="0in" fo:margin-bottom="0in" loext:contextual-spacing="false" fo:line-height="100%" fo:text-align="justify" style:justify-single-word="false" fo:background-color="#fefefe"/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P8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/>
    </style:style>
    <style:style style:name="P9" style:family="paragraph" style:parent-style-name="Standard">
      <loext:graphic-properties draw:fill="solid" draw:fill-color="#fefefe"/>
      <style:paragraph-properties fo:margin-top="0in" fo:margin-bottom="0in" loext:contextual-spacing="false" fo:line-height="100%" fo:text-align="justify" style:justify-single-word="false" fo:background-color="#fefefe"/>
      <style:text-properties style:font-name="Times New Roman"/>
    </style:style>
    <style:style style:name="P10" style:family="paragraph" style:parent-style-name="Standard">
      <loext:graphic-properties draw:fill="solid" draw:fill-color="#fefefe"/>
      <style:paragraph-properties fo:margin-top="0in" fo:margin-bottom="0in" loext:contextual-spacing="false" fo:line-height="100%" fo:text-align="justify" style:justify-single-word="false" fo:background-color="#fefefe" style:vertical-align="baseline"/>
      <style:text-properties style:font-name="Times New Roman"/>
    </style:style>
    <style:style style:name="P11" style:family="paragraph" style:parent-style-name="Standard">
      <style:paragraph-properties fo:margin-top="0in" fo:margin-bottom="0in" loext:contextual-spacing="false" fo:line-height="100%" style:vertical-align="baseline"/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Times New Roman" fo:font-size="14pt" officeooo:paragraph-rsid="001558ee" style:font-name-asian="Times New Roman1" style:font-size-asian="14pt" style:language-asian="ru" style:country-asian="RU" style:font-name-complex="Times New Roman1" style:font-size-complex="14pt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fo:color="#000000" style:font-name="Times New Roman" fo:font-size="14pt" officeooo:paragraph-rsid="001558ee" style:font-name-asian="Times New Roman1" style:font-size-asian="14pt" style:language-asian="ru" style:country-asian="RU" style:font-name-complex="Times New Roman1" style:font-size-complex="14pt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fo:color="#000000" style:font-name="Times New Roman" fo:font-size="16pt" officeooo:paragraph-rsid="001558ee" style:font-name-asian="Times New Roman1" style:font-size-asian="16pt" style:language-asian="ru" style:country-asian="RU" style:font-name-complex="Times New Roman1" style:font-size-complex="16pt"/>
    </style:style>
    <style:style style:name="P15" style:family="paragraph" style:parent-style-name="Standard">
      <style:paragraph-properties fo:margin-top="0in" fo:margin-bottom="0in" loext:contextual-spacing="false" fo:line-height="100%" style:vertical-align="baseline"/>
      <style:text-properties fo:color="#000000" style:font-name="Times New Roman" fo:font-size="12pt" style:text-underline-style="none" fo:font-weight="normal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  <style:style style:name="P16" style:family="paragraph" style:parent-style-name="Standard">
      <style:paragraph-properties fo:margin-top="0in" fo:margin-bottom="0in" loext:contextual-spacing="false" fo:line-height="100%" style:vertical-align="baseline"/>
      <style:text-properties fo:color="#000000" style:font-name="Times New Roman" fo:font-size="10pt" fo:language="en" fo:country="US" style:font-name-asian="Times New Roman1" style:font-size-asian="10pt" style:language-asian="ru" style:country-asian="RU" style:font-name-complex="Courier New1" style:font-size-complex="10pt"/>
    </style:style>
    <style:style style:name="P17" style:family="paragraph" style:parent-style-name="Normal_20__28_Web_29_">
      <style:paragraph-properties fo:margin-top="0in" fo:margin-bottom="0in" loext:contextual-spacing="false"/>
      <style:text-properties fo:color="#000000" style:font-name="Times New Roman" fo:font-size="13.5pt" style:font-size-asian="13.5pt" style:font-size-complex="13.5pt"/>
    </style:style>
    <style:style style:name="P18" style:family="paragraph" style:parent-style-name="Normal_20__28_Web_29_">
      <style:paragraph-properties fo:margin-top="0in" fo:margin-bottom="0in" loext:contextual-spacing="false" fo:text-align="justify" style:justify-single-word="false"/>
      <style:text-properties fo:color="#000000" style:font-name="Times New Roman" fo:font-size="14pt" fo:font-weight="bold" style:font-size-asian="14pt" style:font-weight-asian="bold" style:font-weight-complex="bold"/>
    </style:style>
    <style:style style:name="P19" style:family="paragraph" style:parent-style-name="Normal_20__28_Web_29_">
      <style:paragraph-properties fo:margin-top="0in" fo:margin-bottom="0in" loext:contextual-spacing="false" fo:text-align="justify" style:justify-single-word="false"/>
      <style:text-properties fo:color="#000000" style:font-name="Times New Roman"/>
    </style:style>
    <style:style style:name="P20" style:family="paragraph" style:parent-style-name="Normal_20__28_Web_29_">
      <style:paragraph-properties fo:margin-top="0in" fo:margin-bottom="0in" loext:contextual-spacing="false" fo:text-align="justify" style:justify-single-word="false"/>
      <style:text-properties fo:color="#000000"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21" style:family="paragraph" style:parent-style-name="Normal_20__28_Web_29_">
      <style:paragraph-properties fo:margin-top="0in" fo:margin-bottom="0in" loext:contextual-spacing="false" fo:text-align="justify" style:justify-single-word="false"/>
      <style:text-properties fo:color="#000000" style:font-name="Times New Roman" fo:font-size="12pt" style:text-underline-style="none" fo:font-weight="normal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  <style:style style:name="P22" style:family="paragraph" style:parent-style-name="Normal_20__28_Web_29_">
      <style:paragraph-properties fo:margin-top="0in" fo:margin-bottom="0in" loext:contextual-spacing="false"/>
      <style:text-properties fo:color="#000000" style:font-name="Times New Roman" fo:font-size="12pt" style:font-size-asian="12pt" style:font-size-complex="12pt"/>
    </style:style>
    <style:style style:name="P23" style:family="paragraph" style:parent-style-name="Table_20_Contents">
      <style:text-properties style:font-name="Times New Roman" fo:font-size="13pt" officeooo:rsid="001f46b4" officeooo:paragraph-rsid="001558ee" style:font-size-asian="13pt" style:font-size-complex="13pt"/>
    </style:style>
    <style:style style:name="P24" style:family="paragraph" style:parent-style-name="Table_20_Contents">
      <style:text-properties style:font-name="Times New Roman" fo:font-size="13pt" officeooo:paragraph-rsid="001558ee" style:font-size-asian="13pt" style:font-size-complex="13pt"/>
    </style:style>
    <style:style style:name="P25" style:family="paragraph" style:parent-style-name="Standard">
      <style:paragraph-properties fo:margin-top="0in" fo:margin-bottom="0.1665in" loext:contextual-spacing="false" fo:line-height="100%"/>
      <style:text-properties fo:color="#000000" style:font-name="Times New Roman" fo:font-size="14pt" officeooo:paragraph-rsid="001558ee" fo:background-color="#ffffff" style:font-name-asian="Times New Roman1" style:font-size-asian="14pt" style:language-asian="ru" style:country-asian="RU" style:font-name-complex="Times New Roman1" style:font-size-complex="14pt"/>
    </style:style>
    <style:style style:name="P26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 style:vertical-align="baseline"/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27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 style:vertical-align="baseline"/>
      <style:text-properties fo:color="#000000" style:font-name="Times New Roman" fo:font-size="14pt" style:text-underline-style="solid" style:text-underline-width="auto" style:text-underline-color="font-color" style:font-name-asian="Times New Roman1" style:font-size-asian="14pt" style:language-asian="ru" style:country-asian="RU" style:font-name-complex="Times New Roman1" style:font-size-complex="14pt"/>
    </style:style>
    <style:style style:name="P28" style:family="paragraph" style:parent-style-name="Standard">
      <loext:graphic-properties draw:fill="solid" draw:fill-color="#fefefe"/>
      <style:paragraph-properties fo:margin-left="0.5in" fo:margin-right="0in" fo:margin-top="0in" fo:margin-bottom="0in" loext:contextual-spacing="false" fo:line-height="100%" fo:text-align="justify" style:justify-single-word="false" fo:text-indent="0in" style:auto-text-indent="false" fo:background-color="#fefefe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29" style:family="paragraph" style:parent-style-name="Normal_20__28_Web_29_">
      <style:paragraph-properties fo:margin-left="0.5in" fo:margin-right="0in" fo:margin-top="0in" fo:margin-bottom="0in" loext:contextual-spacing="false" fo:text-align="justify" style:justify-single-word="false" fo:text-indent="0in" style:auto-text-indent="false"/>
      <style:text-properties fo:color="#000000" style:font-name="Times New Roman"/>
    </style:style>
    <style:style style:name="P30" style:family="paragraph" style:parent-style-name="Normal_20__28_Web_29_">
      <loext:graphic-properties draw:fill="solid" draw:fill-color="#fefefe"/>
      <style:paragraph-properties fo:margin-left="0.5in" fo:margin-right="0in" fo:margin-top="0in" fo:margin-bottom="0in" loext:contextual-spacing="false" fo:text-align="justify" style:justify-single-word="false" fo:text-indent="0in" style:auto-text-indent="false" fo:background-color="#fefefe"/>
      <style:text-properties style:font-name="Times New Roman" fo:font-size="12pt" fo:language="en" fo:country="US" fo:font-weight="normal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  <style:style style:name="P31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 style:vertical-align="middle"/>
      <style:text-properties style:font-name="Times New Roman"/>
    </style:style>
    <style:style style:name="P32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 style:vertical-align="middle"/>
      <style:text-properties fo:color="#000000" style:font-name="Times New Roman" fo:font-size="12pt" fo:font-weight="normal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  <style:style style:name="P3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vertical-align="baseline">
        <style:tab-stops>
          <style:tab-stop style:position="2.8165in"/>
        </style:tab-stops>
      </style:paragraph-properties>
      <style:text-properties fo:color="#000000" style:font-name="Times New Roman" fo:font-size="12pt" fo:language="en" fo:country="US" fo:font-weight="bold" officeooo:paragraph-rsid="001558ee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P3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vertical-align="baseline">
        <style:tab-stops>
          <style:tab-stop style:position="2.8165in"/>
        </style:tab-stops>
      </style:paragraph-properties>
      <style:text-properties fo:color="#000000" style:font-name="Times New Roman" fo:font-size="14pt" fo:font-weight="bold" officeooo:paragraph-rsid="001558ee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35" style:family="paragraph" style:parent-style-name="Standard">
      <loext:graphic-properties draw:fill="solid" draw:fill-color="#fefefe"/>
      <style:paragraph-properties fo:margin-top="0.1665in" fo:margin-bottom="0.1665in" loext:contextual-spacing="false" fo:line-height="100%" fo:text-align="justify" style:justify-single-word="false" fo:background-color="#fefefe"/>
      <style:text-properties style:font-name="Times New Roman"/>
    </style:style>
    <style:style style:name="P36" style:family="paragraph" style:parent-style-name="Standard">
      <style:paragraph-properties fo:margin-left="0.25in" fo:margin-right="0in" fo:margin-top="0in" fo:margin-bottom="0in" loext:contextual-spacing="false" fo:line-height="100%" fo:text-indent="0in" style:auto-text-indent="false" style:vertical-align="baseline"/>
      <style:text-properties fo:color="#000000"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37" style:family="paragraph" style:parent-style-name="Standard">
      <style:paragraph-properties fo:margin-top="0in" fo:margin-bottom="0.111in" loext:contextual-spacing="false" fo:text-align="justify" style:justify-single-word="false"/>
      <style:text-properties style:font-name="Times New Roman"/>
    </style:style>
    <style:style style:name="P38" style:family="paragraph" style:parent-style-name="Text_20_body">
      <style:paragraph-properties fo:margin-top="0in" fo:margin-bottom="0.111in" loext:contextual-spacing="false"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39" style:family="paragraph" style:parent-style-name="Text_20_body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40" style:family="paragraph" style:parent-style-name="Standard" style:master-page-name="Standard">
      <style:paragraph-properties fo:margin-left="0in" fo:margin-right="0in" fo:margin-top="0in" fo:margin-bottom="0.0835in" loext:contextual-spacing="false" fo:line-height="100%" fo:text-align="center" style:justify-single-word="false" fo:text-indent="0.2917in" style:auto-text-indent="false" style:page-number="auto"/>
      <style:text-properties style:font-name="Times New Roman" officeooo:paragraph-rsid="001558ee"/>
    </style:style>
    <style:style style:name="P41" style:family="paragraph" style:parent-style-name="Standard" style:list-style-name="WWNum1">
      <style:paragraph-properties fo:margin-top="0in" fo:margin-bottom="0in" loext:contextual-spacing="false" fo:line-height="100%" style:vertical-align="baseline"/>
      <style:text-properties fo:color="#000000" style:font-name="Times New Roman" fo:font-size="16pt" style:text-underline-style="none" fo:font-weight="bold" style:font-name-asian="Times New Roman1" style:font-size-asian="16pt" style:language-asian="ru" style:country-asian="RU" style:font-weight-asian="bold" style:font-name-complex="Times New Roman1" style:font-size-complex="16pt" style:font-weight-complex="bold"/>
    </style:style>
    <style:style style:name="P42" style:family="paragraph" style:parent-style-name="Standard" style:list-style-name="WWNum1">
      <style:paragraph-properties fo:margin-top="0in" fo:margin-bottom="0in" loext:contextual-spacing="false" fo:line-height="100%" fo:text-align="justify" style:justify-single-word="false" style:vertical-align="baseline"/>
      <style:text-properties fo:color="#000000" style:font-name="Times New Roman" fo:font-size="16pt" style:text-underline-style="none" fo:font-weight="bold" style:font-name-asian="Times New Roman1" style:font-size-asian="16pt" style:language-asian="ru" style:country-asian="RU" style:font-weight-asian="bold" style:font-name-complex="Times New Roman1" style:font-size-complex="16pt" style:font-weight-complex="bold"/>
    </style:style>
    <style:style style:name="P43" style:family="paragraph" style:parent-style-name="Standard">
      <style:paragraph-properties fo:margin-top="0in" fo:margin-bottom="0in" loext:contextual-spacing="false" fo:line-height="100%" style:vertical-align="baseline"/>
      <style:text-properties fo:color="#000000" style:font-name="Times New Roman" fo:font-size="12pt" style:text-underline-style="none" fo:font-weight="normal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  <style:style style:name="P44" style:family="paragraph" style:parent-style-name="Standard">
      <style:paragraph-properties fo:margin-top="0in" fo:margin-bottom="0in" loext:contextual-spacing="false" fo:line-height="100%" style:vertical-align="baseline"/>
      <style:text-properties fo:color="#000000" style:font-name="Times New Roman" fo:font-size="12pt" style:text-underline-style="none" fo:font-weight="normal" officeooo:paragraph-rsid="001947f6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  <style:style style:name="P45" style:family="paragraph" style:parent-style-name="Normal_20__28_Web_29_" style:list-style-name="WWNum2">
      <style:paragraph-properties fo:margin-left="0in" fo:margin-right="0in" fo:margin-top="0in" fo:margin-bottom="0in" loext:contextual-spacing="false" fo:text-align="justify" style:justify-single-word="false" fo:text-indent="0.0984in" style:auto-text-indent="false"/>
      <style:text-properties fo:color="#000000" style:font-name="Times New Roman"/>
    </style:style>
    <style:style style:name="P46" style:family="paragraph" style:parent-style-name="Normal_20__28_Web_29_" style:list-style-name="WWNum3">
      <loext:graphic-properties draw:fill="solid" draw:fill-color="#fefefe"/>
      <style:paragraph-properties fo:margin-top="0in" fo:margin-bottom="0in" loext:contextual-spacing="false" fo:text-align="justify" style:justify-single-word="false" fo:background-color="#fefefe"/>
      <style:text-properties style:font-name="Times New Roman"/>
    </style:style>
    <style:style style:name="P47" style:family="paragraph" style:parent-style-name="Table_20_Contents">
      <style:text-properties style:font-name="Times New Roman" fo:font-size="13pt" officeooo:rsid="001947f6" officeooo:paragraph-rsid="001947f6" style:font-size-asian="13pt" style:font-size-complex="13pt"/>
    </style:style>
    <style:style style:name="P48" style:family="paragraph" style:parent-style-name="List_20_Paragraph" style:list-style-name="WWNum3">
      <style:paragraph-properties fo:margin-left="0in" fo:margin-right="0in" fo:margin-top="0.1665in" fo:margin-bottom="0.111in" loext:contextual-spacing="true" fo:line-height="115%" fo:text-align="justify" style:justify-single-word="false" fo:text-indent="0.2957in" style:auto-text-indent="false"/>
      <style:text-properties style:font-name="Times New Roman"/>
    </style:style>
    <style:style style:name="P49" style:family="paragraph" style:parent-style-name="List_20_Paragraph" style:list-style-name="WWNum3">
      <style:paragraph-properties fo:margin-left="0in" fo:margin-right="0in" fo:margin-top="0in" fo:margin-bottom="0in" loext:contextual-spacing="true" fo:line-height="115%" fo:text-align="justify" style:justify-single-word="false" fo:text-indent="0.2957in" style:auto-text-indent="false" style:vertical-align="baseline"/>
      <style:text-properties style:font-name="Times New Roman"/>
    </style:style>
    <style:style style:name="T1" style:family="text">
      <style:text-properties fo:color="#000000" fo:font-size="14pt" fo:font-weight="bold" fo:background-color="#ffffff" loext:char-shading-value="0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2" style:family="text">
      <style:text-properties fo:color="#000000" fo:font-size="14pt" fo:font-weight="bold" officeooo:rsid="001f46b4" fo:background-color="#ffffff" loext:char-shading-value="0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3" style:family="text">
      <style:text-properties fo:color="#000000" fo:font-size="14pt" fo:background-color="#ffffff" loext:char-shading-value="0" style:font-name-asian="Times New Roman1" style:font-size-asian="14pt" style:language-asian="ru" style:country-asian="RU" style:font-name-complex="Times New Roman1" style:font-size-complex="14pt"/>
    </style:style>
    <style:style style:name="T4" style:family="text">
      <style:text-properties fo:color="#000000" fo:font-size="14pt" officeooo:rsid="001f46b4" fo:background-color="#ffffff" loext:char-shading-value="0" style:font-name-asian="Times New Roman1" style:font-size-asian="14pt" style:language-asian="ru" style:country-asian="RU" style:font-name-complex="Times New Roman1" style:font-size-complex="14pt"/>
    </style:style>
    <style:style style:name="T5" style:family="text">
      <style:text-properties fo:color="#000000" fo:font-size="14pt" officeooo:rsid="001947f6" fo:background-color="#ffffff" loext:char-shading-value="0" style:font-name-asian="Times New Roman1" style:font-size-asian="14pt" style:language-asian="ru" style:country-asian="RU" style:font-name-complex="Times New Roman1" style:font-size-complex="14pt"/>
    </style:style>
    <style:style style:name="T6" style:family="text">
      <style:text-properties fo:color="#000000" fo:font-size="12pt" style:font-name-asian="Times New Roman1" style:font-size-asian="12pt" style:language-asian="ru" style:country-asian="RU" style:font-name-complex="Times New Roman1" style:font-size-complex="12pt"/>
    </style:style>
    <style:style style:name="T7" style:family="text">
      <style:text-properties fo:color="#000000" fo:font-size="12pt" fo:font-weight="normal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  <style:style style:name="T8" style:family="text">
      <style:text-properties fo:color="#000000" fo:font-size="12pt" fo:language="en" fo:country="US" fo:font-weight="normal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  <style:style style:name="T9" style:family="text">
      <style:text-properties fo:color="#000000" fo:font-size="12pt" fo:language="en" fo:country="US" fo:font-style="normal" fo:background-color="#ffffff" loext:char-shading-value="0" style:font-name-asian="Times New Roman1" style:font-size-asian="12pt" style:language-asian="ru" style:country-asian="RU" style:font-style-asian="normal" style:font-name-complex="Courier New1" style:font-size-complex="12pt" style:font-style-complex="normal"/>
    </style:style>
    <style:style style:name="T10" style:family="text">
      <style:text-properties fo:color="#000000" fo:font-size="12pt" fo:language="en" fo:country="US" fo:font-style="italic" fo:background-color="#ffffff" loext:char-shading-value="0" style:font-name-asian="Times New Roman1" style:font-size-asian="12pt" style:language-asian="ru" style:country-asian="RU" style:font-style-asian="italic" style:font-name-complex="Courier New1" style:font-size-complex="12pt" style:font-style-complex="italic"/>
    </style:style>
    <style:style style:name="T11" style:family="text">
      <style:text-properties fo:color="#000000" fo:font-size="12pt" fo:language="en" fo:country="US" fo:font-style="italic" officeooo:rsid="001947f6" fo:background-color="#ffffff" loext:char-shading-value="0" style:font-name-asian="Times New Roman1" style:font-size-asian="12pt" style:language-asian="ru" style:country-asian="RU" style:font-style-asian="italic" style:font-name-complex="Courier New1" style:font-size-complex="12pt" style:font-style-complex="italic"/>
    </style:style>
    <style:style style:name="T12" style:family="text">
      <style:text-properties fo:color="#000000" fo:font-size="12pt" fo:font-weight="bold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T13" style:family="text">
      <style:text-properties fo:color="#000000" fo:font-size="12pt" fo:font-style="italic" style:font-name-asian="Times New Roman1" style:font-size-asian="12pt" style:language-asian="ru" style:country-asian="RU" style:font-style-asian="italic" style:font-name-complex="Times New Roman1" style:font-size-complex="12pt" style:font-style-complex="italic"/>
    </style:style>
    <style:style style:name="T14" style:family="text">
      <style:text-properties fo:language="en" fo:country="US" fo:font-weight="bold" style:font-weight-asian="bold" style:font-weight-complex="bold"/>
    </style:style>
    <style:style style:name="T15" style:family="text">
      <style:text-properties fo:language="en" fo:country="US" fo:font-style="italic" style:font-style-asian="italic" style:font-style-complex="italic"/>
    </style:style>
    <style:style style:name="T16" style:family="text">
      <style:text-properties officeooo:rsid="001558ee"/>
    </style:style>
    <style:style style:name="T17" style:family="text">
      <style:text-properties fo:font-size="12pt" fo:font-weight="bold" fo:background-color="#fefefe" loext:char-shading-value="0" style:font-size-asian="12pt" style:font-weight-asian="bold" style:font-name-complex="Times New Roman1" style:font-size-complex="12pt" style:font-weight-complex="bold"/>
    </style:style>
    <style:style style:name="T18" style:family="text">
      <style:text-properties fo:font-size="12pt" fo:font-weight="bold" fo:background-color="#fefefe" loext:char-shading-value="0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T19" style:family="text">
      <style:text-properties fo:font-size="12pt" fo:font-weight="bold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T20" style:family="text">
      <style:text-properties fo:font-size="12pt" fo:background-color="#fefefe" loext:char-shading-value="0" style:font-name-asian="Times New Roman1" style:font-size-asian="12pt" style:language-asian="ru" style:country-asian="RU" style:font-name-complex="Times New Roman1" style:font-size-complex="12pt"/>
    </style:style>
    <style:style style:name="T21" style:family="text">
      <style:text-properties fo:font-size="12pt" fo:background-color="#fefefe" loext:char-shading-value="0" style:font-size-asian="12pt" style:font-name-complex="Times New Roman1" style:font-size-complex="12pt"/>
    </style:style>
    <style:style style:name="T22" style:family="text">
      <style:text-properties fo:font-size="12pt" fo:font-style="italic" fo:background-color="#fefefe" loext:char-shading-value="0" style:font-name-asian="Times New Roman1" style:font-size-asian="12pt" style:language-asian="ru" style:country-asian="RU" style:font-style-asian="italic" style:font-name-complex="Times New Roman1" style:font-size-complex="12pt" style:font-style-complex="italic"/>
    </style:style>
    <style:style style:name="T23" style:family="text">
      <style:text-properties fo:font-size="12pt" fo:font-style="italic" fo:background-color="#fefefe" loext:char-shading-value="0" style:font-size-asian="12pt" style:font-style-asian="italic" style:font-name-complex="Times New Roman1" style:font-size-complex="12pt" style:font-style-complex="italic"/>
    </style:style>
    <style:style style:name="T24" style:family="text">
      <style:text-properties fo:font-size="12pt" fo:font-style="italic" style:font-name-asian="Times New Roman1" style:font-size-asian="12pt" style:language-asian="ru" style:country-asian="RU" style:font-style-asian="italic" style:font-name-complex="Times New Roman1" style:font-size-complex="12pt" style:font-style-complex="italic"/>
    </style:style>
    <style:style style:name="T25" style:family="text">
      <style:text-properties fo:font-size="12pt" style:font-name-asian="Times New Roman1" style:font-size-asian="12pt" style:language-asian="ru" style:country-asian="RU" style:font-name-complex="Times New Roman1" style:font-size-complex="12pt"/>
    </style:style>
    <style:style style:name="T26" style:family="text">
      <style:text-properties fo:font-size="12pt" fo:language="en" fo:country="US" style:font-name-asian="Times New Roman1" style:font-size-asian="12pt" style:language-asian="ru" style:country-asian="RU" style:font-name-complex="Times New Roman1" style:font-size-complex="12pt"/>
    </style:style>
    <style:style style:name="T27" style:family="text">
      <style:text-properties fo:font-size="12pt" fo:language="en" fo:country="US" style:font-size-asian="12pt" style:font-size-complex="12pt"/>
    </style:style>
    <style:style style:name="T28" style:family="text">
      <style:text-properties fo:font-size="12pt" fo:language="en" fo:country="US" officeooo:rsid="0021c710" style:font-size-asian="12pt" style:font-size-complex="12pt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officeooo:rsid="0019057a"/>
    </style:style>
    <style:style style:name="T31" style:family="text">
      <style:text-properties officeooo:rsid="00192edb"/>
    </style:style>
    <style:style style:name="T32" style:family="text">
      <style:text-properties officeooo:rsid="001947f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<text:span text:style-name="T1">Московский </text:span><text:span text:style-name="T2">А</text:span><text:span text:style-name="T1">виационный </text:span><text:span text:style-name="T2">И</text:span><text:span text:style-name="T1">нститут</text:span></text:p>
      <text:p text:style-name="P2"><text:span text:style-name="T1">(Национальный исследовательский </text:span><text:span text:style-name="T2">У</text:span><text:span text:style-name="T1">ниверситет)</text:span></text:p>
      <text:p text:style-name="P6"/>
      <text:p text:style-name="P12">Факультет: «Информационные технологии и прикладная математика» </text:p>
      <text:p text:style-name="P12">Кафедра: 806 «Вычислительная математика и программирование» </text:p>
      <text:p text:style-name="P13"><text:s/></text:p>
      <text:p text:style-name="P3"><text:s/></text:p>
      <text:p text:style-name="P3"><text:s/></text:p>
      <text:p text:style-name="P3"><text:s/></text:p>
      <text:p text:style-name="P3"><text:s/></text:p>
      <text:p text:style-name="P4">Лабораторная работа № <text:span text:style-name="T16">4</text:span></text:p>
      <text:p text:style-name="P5">по курсу «Операционные системы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/>
      <text:p text:style-name="P3"><text:s/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3">Студент:</text:p>
          </table:table-cell>
          <table:table-cell table:style-name="Таблица1.B1" office:value-type="string">
            <text:p text:style-name="P47">Валов В.В</text:p>
          </table:table-cell>
        </table:table-row>
        <table:table-row>
          <table:table-cell table:style-name="Таблица1.A2" office:value-type="string">
            <text:p text:style-name="P23">Группа:</text:p>
          </table:table-cell>
          <table:table-cell table:style-name="Таблица1.B2" office:value-type="string">
            <text:p text:style-name="P23">М8О-<text:span text:style-name="T32">3</text:span>08Б-18</text:p>
          </table:table-cell>
        </table:table-row>
        <table:table-row>
          <table:table-cell table:style-name="Таблица1.A2" office:value-type="string">
            <text:p text:style-name="P23">Вариант:</text:p>
          </table:table-cell>
          <table:table-cell table:style-name="Таблица1.B2" office:value-type="string">
            <text:p text:style-name="P23">26</text:p>
          </table:table-cell>
        </table:table-row>
        <table:table-row table:style-name="Таблица1.4">
          <table:table-cell table:style-name="Таблица1.A2" office:value-type="string">
            <text:p text:style-name="P23">Преподаватель:</text:p>
          </table:table-cell>
          <table:table-cell table:style-name="Таблица1.B2" office:value-type="string">
            <text:p text:style-name="P47">Миронов Е.С</text:p>
          </table:table-cell>
        </table:table-row>
        <table:table-row table:style-name="Таблица1.5">
          <table:table-cell table:style-name="Таблица1.A2" office:value-type="string">
            <text:p text:style-name="P23">Оценка:</text:p>
          </table:table-cell>
          <table:table-cell table:style-name="Таблица1.B2" office:value-type="string">
            <text:p text:style-name="P24"/>
          </table:table-cell>
        </table:table-row>
        <table:table-row table:style-name="Таблица1.6">
          <table:table-cell table:style-name="Таблица1.A2" office:value-type="string">
            <text:p text:style-name="P23">Дата:</text:p>
          </table:table-cell>
          <table:table-cell table:style-name="Таблица1.B2" office:value-type="string">
            <text:p text:style-name="P24"/>
          </table:table-cell>
        </table:table-row>
      </table:table>
      <text:p text:style-name="P25"/>
      <text:p text:style-name="P2"><text:span text:style-name="T3">Москва, 20</text:span><text:span text:style-name="T5">20</text:span></text:p>
      <text:list xml:id="list3454038267" text:style-name="WWNum1">
        <text:list-item>
          <text:p text:style-name="P41"><text:soft-page-break/>Постановка задачи</text:p>
        </text:list-item>
      </text:list>
      <text:p text:style-name="P26"/>
      <text:p text:style-name="P31"><text:span text:style-name="T7">Дочерний процесс при создании принимает имя файла. При работе дочерний процесс получает числа от родительского процесса и пишет их в файл. Родительский процесс создает </text:span><text:span text:style-name="T8">n</text:span><text:span text:style-name="T7"> дочерних процессов и передает им поочередно числа из последовательности от 1...</text:span><text:span text:style-name="T8">m</text:span><text:span text:style-name="T7">.</text:span></text:p>
      <text:p text:style-name="P32"/>
      <text:p text:style-name="P22">Операционная система: Unix.</text:p>
      <text:p text:style-name="P17"/>
      <text:p text:style-name="P18">Цель работы:</text:p>
      <text:p text:style-name="P18"/>
      <text:p text:style-name="P19"><text:tab/>Приобретение практических навыков в:</text:p>
      <text:list xml:id="list4245641780" text:style-name="WWNum2">
        <text:list-item>
          <text:p text:style-name="P45">Освоение принципов работы с файловыми системами</text:p>
        </text:list-item>
        <text:list-item>
          <text:p text:style-name="P45">Обеспечение обмена данных между процессами посредством технологии </text:p>
        </text:list-item>
      </text:list>
      <text:p text:style-name="P29">«File mapping»</text:p>
      <text:p text:style-name="P29"/>
      <text:p text:style-name="P18">Задание</text:p>
      <text:p text:style-name="P18"/>
      <text:p text:style-name="P19">Составить и отладить программу на языке Си, осуществляющую работу с процессами и взаимодействие между ними в одной из двух операционных систем. В результате работы программа (основной процесс) должен создать для решение задачи один или несколько дочерних процессов. Взаимодействие между процессами осуществляется через системные сигналы/события и/или через отображаемые файлы (memory-mapped files).</text:p>
      <text:p text:style-name="P20">Необходимо обрабатывать системные ошибки, которые могут возникнуть в результате работы.</text:p>
      <text:p text:style-name="P19"/>
      <text:list xml:id="list143348772964466" text:continue-list="list3454038267" text:style-name="WWNum1">
        <text:list-item>
          <text:p text:style-name="P42">Решение задачи</text:p>
        </text:list-item>
      </text:list>
      <text:p text:style-name="P21"/>
      <text:p text:style-name="P21">Создать файл, затем с помощью утилиты ftruncate() задать ему размер. Далее с помощью mmap сделать отображение этого файла в память, сделав на нее указатель в виде массива типа int. Считывая данные из этой памяти, а также запись в нее осуществляется посредством обращения к данному массиву типа int.</text:p>
      <text:p text:style-name="P21"><text:s/></text:p>
      <text:p text:style-name="P20">Используемые системные вызовы:</text:p>
      <text:list xml:id="list2870036247" text:style-name="WWNum3">
        <text:list-item>
          <text:p text:style-name="P48"><text:span text:style-name="T17">pid_t fork(void) - </text:span><text:span text:style-name="T20">создаёт новый процесс посредством копирования вызывающего процесса. Новый процесс считается </text:span><text:span text:style-name="T22">дочерним</text:span><text:span text:style-name="T20"> процессом. Вызывающий процесс считается </text:span><text:span text:style-name="T22">родительским</text:span><text:span text:style-name="T20"> процессом.</text:span><text:span text:style-name="T25"> Дочерний и родительский процессы находятся в отдельных пространствах памяти. Сразу после </text:span><text:span text:style-name="T19">fork</text:span><text:span text:style-name="T25">() эти пространства имеют одинаковое содержимое.</text:span></text:p>
        </text:list-item>
        <text:list-item>
          <text:p text:style-name="P49"><text:span text:style-name="T17">int pipe(int </text:span><text:span text:style-name="T23">pipefd</text:span><text:span text:style-name="T17">[2])- </text:span><text:span text:style-name="T21">создаёт однонаправленный канал данных, который можно использовать для взаимодействия между процессами. Массив </text:span><text:span text:style-name="T23">pipefd</text:span><text:span text:style-name="T21"> используется для возврата двух файловых описателей, указывающих на концы канала. </text:span><text:span text:style-name="T23">pipefd[0]</text:span><text:span text:style-name="T21"> указывает на конец канала для чтения. </text:span><text:span text:style-name="T23">pipefd[1]</text:span><text:span text:style-name="T21"> указывает на конец канала для записи. Данные, записанные в конец канала, буферизируются ядром до тех пор, пока не будут прочитаны из конца канала для чтения.</text:span></text:p>
        </text:list-item>
        <text:list-item>
          <text:p text:style-name="P46"><text:span text:style-name="T14">void * mmap (void *</text:span><text:span text:style-name="T15">start</text:span><text:span text:style-name="T14">, size_t </text:span><text:span text:style-name="T15">length</text:span><text:span text:style-name="T14">, int </text:span><text:span text:style-name="T15">prot</text:span><text:span text:style-name="T14">, int </text:span><text:span text:style-name="T15">flags</text:span><text:span text:style-name="T14">, int </text:span><text:span text:style-name="T15">fd,</text:span><text:span text:style-name="T14"> off_t </text:span><text:span text:style-name="T15">offset</text:span><text:span text:style-name="T14">);</text:span></text:p>
        </text:list-item>
        <text:list-item>
          <text:p text:style-name="P46"><text:span text:style-name="T14">int munmap (void *</text:span><text:span text:style-name="T15">start</text:span><text:span text:style-name="T14">, size_t </text:span><text:span text:style-name="T15">length</text:span><text:span text:style-name="T14">);</text:span></text:p>
        </text:list-item>
      </text:list>
      <text:p text:style-name="P35"><text:soft-page-break/><text:span text:style-name="T20">В функции </text:span><text:span text:style-name="T18">MMAP</text:span><text:span text:style-name="T20"> проецируемая </text:span><text:span text:style-name="T22">длиной</text:span><text:span text:style-name="T20"> байт из файла (или другого объекта) </text:span><text:span text:style-name="T22">Fd </text:span><text:span text:style-name="T20"> от смещения </text:span><text:span text:style-name="T22">смещения</text:span><text:span text:style-name="T20"> в области памяти, предпочтительно от адреса </text:span><text:span text:style-name="T22">начала</text:span><text:span text:style-name="T20"> . Последний адрес - это всего лишь подсказка и обычно не указывается путем ввода 0. Фактическое пространство, в которое проецируется объект, возвращается </text:span><text:span text:style-name="T18">mmap</text:span><text:span text:style-name="T20"> . Параметр </text:span><text:span text:style-name="T22">prot</text:span><text:span text:style-name="T20">о писывает требуемую защиту памяти. Он состоит из следующих бит:</text:span></text:p>
      <text:p text:style-name="P7">PROT_EXEC</text:p>
      <text:p text:style-name="P28">Страницы могут быть выполнены.</text:p>
      <text:p text:style-name="P7">PROT_READ</text:p>
      <text:p text:style-name="P28">Страницы могут быть прочитаны.</text:p>
      <text:p text:style-name="P7">PROT_WRITE</text:p>
      <text:p text:style-name="P28">Страницы могут быть описаны.</text:p>
      <text:p text:style-name="P9"><text:span text:style-name="T25">Параметр </text:span><text:span text:style-name="T24">flags </text:span><text:span text:style-name="T25">указывает тип объекта для параметров проекта и проекции, а также то, являются ли изменения в копии проецируемого объекта для процесса частными или совместно с другими ссылками. Он состоит из следующих бит:</text:span></text:p>
      <text:p text:style-name="P7">MAP_FIXED</text:p>
      <text:p text:style-name="P28">Не использовать другой адрес, если адрес задан в параметрах функции. Если заданный адрес не может быть использован, то функция mmap вернет сообщение об ошибке. Если используется MAP_FIXED, то start должен быть пропорционален размеру страницы. Использование этой опции не рекомендуется.</text:p>
      <text:p text:style-name="P7">MAP_SHARED</text:p>
      <text:p text:style-name="P28">Страницы могут использоваться совместно с другими процессами, которые также проектируют этот объект в память.</text:p>
      <text:p text:style-name="P7">MAP_PRIVATE</text:p>
      <text:p text:style-name="P28">Создайте приватную проекцию объекта копирования на запись.</text:p>
      <text:p text:style-name="P9"><text:span text:style-name="T25">Вышеуказанные три флага описаны в POSIX.4. В</text:span><text:span text:style-name="T26"> Linux </text:span><text:span text:style-name="T25">также</text:span><text:span text:style-name="T26"> </text:span><text:span text:style-name="T25">есть</text:span><text:span text:style-name="T26"> MAP_DENYWRITE, MAP_EXECUTABLE </text:span><text:span text:style-name="T25">и</text:span><text:span text:style-name="T26"> MAP_ANON (YMOUS).</text:span></text:p>
      <text:p text:style-name="P10"><text:span text:style-name="T12">Munmap </text:span><text:span text:style-name="T6">Системный вызов удаляет проекции в указанной области хранения. Будущие обращения к этому адресному пространству будут генерировать неверную ошибку ссылки на память - Недопустимый доступ к памяти.</text:span></text:p>
      <text:p text:style-name="P30"/>
      <text:p text:style-name="P34"><text:span text:style-name="T28">ДЕМОНСТРАЦИЯ РАБОТЫ</text:span><text:span text:style-name="T27"> </text:span><text:span text:style-name="T29">ПРОГРАММЫ</text:span><text:span text:style-name="T27">:<text:tab/></text:span></text:p>
      <text:p text:style-name="P33"/>
      <text:p text:style-name="P15">vadim@vadim:~/Desktop/os/lab4/src$ ./a.out</text:p>
      <text:p text:style-name="P15">Enter name of out file</text:p>
      <text:p text:style-name="P15">out.txt</text:p>
      <text:p text:style-name="P15">Enter name of memory file</text:p>
      <text:p text:style-name="P15">mem.txt</text:p>
      <text:p text:style-name="P15">Enter n</text:p>
      <text:p text:style-name="P15">5</text:p>
      <text:p text:style-name="P15">Enter m</text:p>
      <text:p text:style-name="P15">5</text:p>
      <text:p text:style-name="P15">Enter number</text:p>
      <text:p text:style-name="P15">End Enter</text:p>
      <text:p text:style-name="P15">Child</text:p>
      <text:p text:style-name="P15">Enter number</text:p>
      <text:p text:style-name="P15">End Enter</text:p>
      <text:p text:style-name="P15">Child</text:p>
      <text:p text:style-name="P15">Enter number</text:p>
      <text:p text:style-name="P15">End Enter</text:p>
      <text:p text:style-name="P15">Enter number</text:p>
      <text:p text:style-name="P15">End Enter</text:p>
      <text:p text:style-name="P15"><text:soft-page-break/>Child</text:p>
      <text:p text:style-name="P15">Child</text:p>
      <text:p text:style-name="P15">Enter number</text:p>
      <text:p text:style-name="P15">End Enter</text:p>
      <text:p text:style-name="P15">Child</text:p>
      <text:p text:style-name="P44">vadim@vadim:~/Desktop/os/lab4/src$ cat out.txt</text:p>
      <text:p text:style-name="P44">[1] [2] [3] [4] </text:p>
      <text:p text:style-name="P44">[1] [2] [3] [4] </text:p>
      <text:p text:style-name="P44">[1] [2] [3] [4] </text:p>
      <text:p text:style-name="P44">[1] [2] [3] [4] </text:p>
      <text:p text:style-name="P44">[1] [2] [3] [4]</text:p>
      <text:p text:style-name="P15"/>
      <text:list xml:id="list143348298805791" text:continue-list="list143348772964466" text:style-name="WWNum1">
        <text:list-item>
          <text:p text:style-name="P41">Руководство по использованию программы</text:p>
          <text:p text:style-name="P41"/>
        </text:list-item>
      </text:list>
      <text:p text:style-name="P8"><text:span text:style-name="T6">Компиляция и запуск программного кода в </text:span><text:span text:style-name="T13">Ubuntu </text:span><text:span text:style-name="T6">: </text:span></text:p>
      <text:p text:style-name="P8"><text:span text:style-name="T9"><text:tab/></text:span><text:span text:style-name="T10">gcc -pthread </text:span><text:span text:style-name="T11">main</text:span><text:span text:style-name="T10">.c -lm</text:span></text:p>
      <text:p text:style-name="P36"/>
      <text:list xml:id="list143349053915332" text:continue-numbering="true" text:style-name="WWNum1">
        <text:list-item>
          <text:p text:style-name="P41">Листинг программы</text:p>
        </text:list-item>
      </text:list>
      <text:p text:style-name="P11"/>
      <text:p text:style-name="P11"/>
      <text:p text:style-name="P16">#include &lt;unistd.h&gt;</text:p>
      <text:p text:style-name="P16">#include &lt;sys/mman.h&gt;</text:p>
      <text:p text:style-name="P16">#include &lt;stdio.h&gt;</text:p>
      <text:p text:style-name="P16">#include &lt;sys/stat.h&gt;</text:p>
      <text:p text:style-name="P16">#include &lt;sys/types.h&gt;</text:p>
      <text:p text:style-name="P16">#include &lt;sys/wait.h&gt;</text:p>
      <text:p text:style-name="P16">#include &lt;fcntl.h&gt;</text:p>
      <text:p text:style-name="P16">#include &lt;pthread.h&gt;</text:p>
      <text:p text:style-name="P16">#include &lt;stdlib.h&gt;</text:p>
      <text:p text:style-name="P16"/>
      <text:p text:style-name="P16">struct FileMapping {</text:p>
      <text:p text:style-name="P16"><text:tab/>int filik;</text:p>
      <text:p text:style-name="P16"><text:tab/>size_t fsize;</text:p>
      <text:p text:style-name="P16"><text:tab/>unsigned char* dataPtr;</text:p>
      <text:p text:style-name="P16">};</text:p>
      <text:p text:style-name="P16"/>
      <text:p text:style-name="P16">void parentProces(int* pipe_fd, int m, char *fname, char *fproc, int* dataPtr) {</text:p>
      <text:p text:style-name="P16"><text:tab/>int d;</text:p>
      <text:p text:style-name="P16"><text:tab/>printf("Enter number\n");</text:p>
      <text:p text:style-name="P16"/>
      <text:p text:style-name="P16"><text:tab/>int filik = open(fproc, O_WRONLY, 0); //Открытие для записи</text:p>
      <text:p text:style-name="P16"><text:tab/>if(filik &lt; 0) {</text:p>
      <text:p text:style-name="P16"><text:tab/><text:tab/>printf("FileMappingOpen - open failed, fname = %s \n", fproc);</text:p>
      <text:p text:style-name="P16"><text:tab/><text:tab/>exit(-1);</text:p>
      <text:p text:style-name="P16"><text:tab/>}</text:p>
      <text:p text:style-name="P16"/>
      <text:p text:style-name="P16"><text:tab/>for (int i = 0; i &lt; m; ++i) {</text:p>
      <text:p text:style-name="P16"><text:tab/><text:tab/> dataPtr[i] = i;</text:p>
      <text:p text:style-name="P16"><text:tab/> }</text:p>
      <text:p text:style-name="P16"><text:tab/>close(filik);</text:p>
      <text:p text:style-name="P16">}</text:p>
      <text:p text:style-name="P16"/>
      <text:p text:style-name="P16">void childProces(int* pipe_fd, char *fname, char *fproc, int* dataPtr, int fsize) {</text:p>
      <text:p text:style-name="P16"><text:tab/>int d;</text:p>
      <text:p text:style-name="P16"><text:tab/>int fd;</text:p>
      <text:p text:style-name="P16"><text:tab/>printf("Child\n");</text:p>
      <text:p text:style-name="P16"/>
      <text:p text:style-name="P16"><text:soft-page-break/><text:tab/>fd = open(fname, O_CREAT | O_APPEND | O_WRONLY, S_IWUSR | S_IRUSR); // Открыть на дозапись, если нет создать с правами без sudo</text:p>
      <text:p text:style-name="P16"/>
      <text:p text:style-name="P16"><text:tab/>int filik = open(fproc, O_RDONLY, 0); //Открытие для чтения</text:p>
      <text:p text:style-name="P16"><text:tab/>if(filik &lt; 0) {</text:p>
      <text:p text:style-name="P16"><text:tab/><text:tab/>printf("FileMappingOpen - open failed, fname = %s \n", fproc);</text:p>
      <text:p text:style-name="P16"><text:tab/><text:tab/>exit(-1);</text:p>
      <text:p text:style-name="P16"><text:tab/>}</text:p>
      <text:p text:style-name="P16"/>
      <text:p text:style-name="P16"><text:tab/>dup2(fd, 1); // Перенаправить вывод в файл fd</text:p>
      <text:p text:style-name="P16"/>
      <text:p text:style-name="P16"><text:tab/>int k = 0;</text:p>
      <text:p text:style-name="P16"><text:tab/>for(k; k &lt; fsize; ++k){</text:p>
      <text:p text:style-name="P16"><text:tab/><text:tab/>if (dataPtr[k] != 0)</text:p>
      <text:p text:style-name="P16"><text:tab/><text:tab/><text:tab/>printf("[%i] ", dataPtr[k]);</text:p>
      <text:p text:style-name="P16"><text:tab/>}</text:p>
      <text:p text:style-name="P16"><text:tab/>printf("\n");</text:p>
      <text:p text:style-name="P16"><text:tab/>close(fd);</text:p>
      <text:p text:style-name="P16"><text:tab/>close(filik);</text:p>
      <text:p text:style-name="P16">}</text:p>
      <text:p text:style-name="P16"/>
      <text:p text:style-name="P16">int main(int argc, char const *argv[]) {</text:p>
      <text:p text:style-name="P16"><text:tab/>int pipe_fd[2];</text:p>
      <text:p text:style-name="P16"><text:tab/>pid_t pid;</text:p>
      <text:p text:style-name="P16"><text:tab/>char name_file[20];</text:p>
      <text:p text:style-name="P16"><text:tab/>char proc_file[20];</text:p>
      <text:p text:style-name="P16"><text:tab/>int count_process;</text:p>
      <text:p text:style-name="P16"><text:tab/>int m;</text:p>
      <text:p text:style-name="P16"><text:tab/>int err = 0;</text:p>
      <text:p text:style-name="P16"/>
      <text:p text:style-name="P16"/>
      <text:p text:style-name="P16"><text:tab/>printf("Enter name of out file\n");</text:p>
      <text:p text:style-name="P16"><text:tab/>scanf ("%s", name_file);</text:p>
      <text:p text:style-name="P16"><text:tab/>printf("Enter name of memory file\n");</text:p>
      <text:p text:style-name="P16"><text:tab/>scanf("%s", proc_file);</text:p>
      <text:p text:style-name="P16"><text:tab/>printf("Enter n\n");</text:p>
      <text:p text:style-name="P16"><text:tab/>scanf ("%d", &amp;count_process);</text:p>
      <text:p text:style-name="P16"><text:tab/>printf("Enter m\n");</text:p>
      <text:p text:style-name="P16"><text:tab/>scanf ("%d", &amp;m);</text:p>
      <text:p text:style-name="P16"/>
      <text:p text:style-name="P16"><text:tab/>int i = 0;</text:p>
      <text:p text:style-name="P16"/>
      <text:p text:style-name="P16"><text:tab/>int filik = open(proc_file, O_CREAT | O_APPEND | O_RDWR, S_IWUSR | S_IRUSR);</text:p>
      <text:p text:style-name="P16"/>
      <text:p text:style-name="P16"><text:tab/>size_t fsize = 100;</text:p>
      <text:p text:style-name="P16"><text:tab/>ftruncate(filik, fsize);</text:p>
      <text:p text:style-name="P16"/>
      <text:p text:style-name="P16"><text:tab/>int* dataPtr = (int*)mmap(NULL, fsize, PROT_READ | PROT_WRITE, MAP_SHARED, filik, 0); //Создаем отображение файла в память</text:p>
      <text:p text:style-name="P16"><text:tab/>if (dataPtr == MAP_FAILED) {</text:p>
      <text:p text:style-name="P16"><text:tab/><text:tab/>perror("Map");</text:p>
      <text:p text:style-name="P16"><text:tab/><text:tab/>printf("FileMappingCreate - open failed 2, fname = %s \n", proc_file);</text:p>
      <text:p text:style-name="P16"><text:tab/><text:tab/>close(filik);</text:p>
      <text:p text:style-name="P16"><text:tab/><text:tab/>exit(-1);</text:p>
      <text:p text:style-name="P16"><text:tab/>}</text:p>
      <text:p text:style-name="P16"/>
      <text:p text:style-name="P16"><text:tab/>for (i; i &lt; count_process; ++i) {</text:p>
      <text:p text:style-name="P16"><text:tab/><text:tab/>if (pipe(pipe_fd) == -1) {</text:p>
      <text:p text:style-name="P16"><text:tab/><text:tab/><text:tab/>perror("PIPE");</text:p>
      <text:p text:style-name="P16"><text:tab/><text:tab/><text:tab/>err = -2;</text:p>
      <text:p text:style-name="P16"><text:tab/><text:tab/>}</text:p>
      <text:p text:style-name="P16"/>
      <text:p text:style-name="P16"><text:tab/><text:tab/>pid = fork();</text:p>
      <text:p text:style-name="P16"><text:soft-page-break/></text:p>
      <text:p text:style-name="P16"><text:tab/><text:tab/>if (pid == -1) {</text:p>
      <text:p text:style-name="P16"><text:tab/><text:tab/><text:tab/>perror("FORK");</text:p>
      <text:p text:style-name="P16"><text:tab/><text:tab/><text:tab/>err = -1;</text:p>
      <text:p text:style-name="P16"><text:tab/><text:tab/>}</text:p>
      <text:p text:style-name="P16"><text:tab/><text:tab/>else if (pid == 0) {</text:p>
      <text:p text:style-name="P16"><text:tab/><text:tab/><text:tab/>childProces(pipe_fd, name_file, proc_file, dataPtr, m);</text:p>
      <text:p text:style-name="P16"><text:tab/><text:tab/><text:tab/>break;</text:p>
      <text:p text:style-name="P16"><text:tab/><text:tab/>} else</text:p>
      <text:p text:style-name="P16"><text:tab/><text:tab/><text:tab/>parentProces(pipe_fd, m, name_file, proc_file, dataPtr);</text:p>
      <text:p text:style-name="P16"/>
      <text:p text:style-name="P16"><text:tab/><text:tab/>printf("End Enter\n");</text:p>
      <text:p text:style-name="P16"/>
      <text:p text:style-name="P16"><text:tab/>}</text:p>
      <text:p text:style-name="P16"/>
      <text:p text:style-name="P16"><text:tab/>return err;</text:p>
      <text:p text:style-name="P16">}</text:p>
      <text:p text:style-name="P16"/>
      <text:list xml:id="list143348856980123" text:continue-numbering="true" text:style-name="WWNum1">
        <text:list-item>
          <text:p text:style-name="P41">Вывод</text:p>
        </text:list-item>
      </text:list>
      <text:p text:style-name="P27"/>
      <text:p text:style-name="P38">Разделяемая память является самым быстрым средством обмена данными между процессами. </text:p>
      <text:p text:style-name="P39">В других средствах межпроцессового взаимодействия (IPC) обмен информацией между процессами проходит через ядро, что приводит к переключению контекста между процессом и ядром, т.е. к потерям производительности. </text:p>
      <text:p text:style-name="P39">Техника разделяемой памяти позволяет осуществлять обмен информацией через общий для процессов сегмент памяти без использования системных вызовов ядра. Сегмент разделяемой памяти подключается в свободную часть виртуального адресного пространства процесса. Таким образом, два разных процесса могут иметь разные адреса одной и той же ячейки подключенной разделяемой памяти.</text:p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 style:font-adornments="Обычный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loext:contextual-spacing="false" fo:keep-together="always" fo:keep-with-next="always"/>
      <style:text-properties fo:color="#5b9bd5" style:font-name="Calibri Light" fo:font-family="'Calibri Light'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="Times New Roman" fo:font-family="'Times New Roman'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="Times New Roman" fo:font-family="'Times New Roman'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1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1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34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6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39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0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42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43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45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6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48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9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0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51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20:54:00</meta:creation-date>
    <meta:initial-creator>Виолетта Подгорная</meta:initial-creator>
    <dc:language>ru-RU</dc:language>
    <dc:date>2021-03-23T14:33:46.999212261</dc:date>
    <meta:editing-cycles>13</meta:editing-cycles>
    <meta:editing-duration>PT1H28M7S</meta:editing-duration>
    <meta:generator>LibreOffice/6.0.7.3$Linux_X86_64 LibreOffice_project/00m0$Build-3</meta:generator>
    <meta:document-statistic meta:table-count="1" meta:image-count="0" meta:object-count="0" meta:page-count="6" meta:paragraph-count="190" meta:word-count="1062" meta:character-count="7553" meta:non-whitespace-character-count="6552"/>
    <meta:user-defined meta:name="AppVersion">16.0000</meta:user-defined>
    <meta:user-defined meta:name="Company">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